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1" draw:layer="layout" svg:width="6.5cm" svg:height="2.5cm" svg:x="2.635cm" svg:y="3.135cm">
          <text:p text:style-name="P1">List</text:p>
        </draw:rect>
        <draw:rect draw:style-name="gr1" draw:text-style-name="P2" draw:id="id4" draw:layer="layout" svg:width="6.5cm" svg:height="2.5cm" svg:x="10.135cm" svg:y="7.635cm">
          <text:p text:style-name="P1">Items</text:p>
        </draw:rect>
        <draw:rect draw:style-name="gr1" draw:text-style-name="P2" draw:id="id3" draw:layer="layout" svg:width="6.5cm" svg:height="2.5cm" svg:x="10.135cm" svg:y="11.135cm">
          <text:p text:style-name="P1">Lists</text:p>
        </draw:rect>
        <draw:rect draw:style-name="gr1" draw:text-style-name="P2" draw:id="id2" draw:layer="layout" svg:width="6.5cm" svg:height="2.5cm" svg:x="10.135cm" svg:y="14.635cm">
          <text:p text:style-name="P1">Components</text:p>
        </draw:rect>
        <draw:connector draw:style-name="gr2" draw:text-style-name="P2" draw:layer="layout" svg:x1="5.885cm" svg:y1="5.635cm" svg:x2="10.135cm" svg:y2="15.885cm" draw:start-shape="id1" draw:start-glue-point="2" draw:end-shape="id2" draw:end-glue-point="3">
          <text:p/>
        </draw:connector>
        <draw:connector draw:style-name="gr2" draw:text-style-name="P2" draw:layer="layout" svg:x1="5.885cm" svg:y1="5.635cm" svg:x2="5.885cm" svg:y2="5.635cm" draw:start-shape="id1" draw:start-glue-point="2" draw:end-shape="id1" draw:end-glue-point="2">
          <text:p/>
        </draw:connector>
        <draw:connector draw:style-name="gr2" draw:text-style-name="P2" draw:layer="layout" svg:x1="10.135cm" svg:y1="12.385cm" svg:x2="5.875cm" svg:y2="12.373cm" draw:start-shape="id3" draw:start-glue-point="3">
          <text:p/>
        </draw:connector>
        <draw:connector draw:style-name="gr2" draw:text-style-name="P2" draw:layer="layout" svg:x1="10.135cm" svg:y1="8.885cm" svg:x2="5.875cm" svg:y2="8.871cm" draw:start-shape="id4" draw:start-glue-point="3">
          <text:p/>
        </draw:connector>
        <draw:custom-shape draw:style-name="gr3" draw:text-style-name="P2" draw:layer="layout" svg:width="3cm" svg:height="1cm" svg:x="5.883cm" svg:y="6.909cm">
          <text:p text:style-name="P1">Childre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5.883cm" svg:y="10.177cm">
          <text:p text:style-name="P1">Childre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5.883cm" svg:y="13.64cm">
          <text:p text:style-name="P1">Alia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12T17:09:31</meta:creation-date>
    <dc:date>2006-09-12T17:16:58</dc:date>
    <dc:language>fr-FR</dc:language>
    <meta:editing-cycles>3</meta:editing-cycles>
    <meta:editing-duration>PT7M32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